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sans-serif"/>
    <style:font-face style:name="inherit" svg:font-family="inherit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font-variant="normal" fo:text-transform="none" fo:color="#212121" style:font-name="inherit" fo:font-size="21.75pt" fo:letter-spacing="normal" fo:language="en" fo:country="none" fo:font-style="normal" fo:font-weight="normal" style:font-weight-asian="bold" style:font-weight-complex="bold"/>
    </style:style>
    <style:style style:name="T1" style:family="text">
      <style:text-properties fo:font-variant="normal" fo:text-transform="none" fo:color="#212121" style:font-name="arial" fo:font-size="21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glais</text:p>
      <text:p text:style-name="P1"/>
      <text:p text:style-name="P2"><text:line-break/><text:span text:style-name="T1">In which schools do you teach</text:span> </text:p>
      <text:p text:style-name="P2"/>
      <text:p text:style-name="P4"><text:bookmark text:name="tw-target-text"/>why did you come here to teach</text:p>
      <text:p text:style-name="P2"/>
      <text:p text:style-name="P2">email : <text:a xlink:type="simple" xlink:href="mailto:mparenti26@gmail.com" text:style-name="Internet_20_link" text:visited-style-name="Visited_20_Internet_20_Link">mparenti26@gmail.com</text:a>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sans-serif"/>
    <style:font-face style:name="inherit" svg:font-family="inherit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05T13:34:00.35</meta:creation-date>
    <meta:generator>OpenOffice/4.1.5$Win32 OpenOffice.org_project/415m1$Build-9789</meta:generator>
    <dc:date>2018-11-05T16:58:59.67</dc:date>
    <meta:editing-duration>PT3H6M46S</meta:editing-duration>
    <meta:editing-cycles>2</meta:editing-cycles>
    <meta:document-statistic meta:table-count="0" meta:image-count="0" meta:object-count="0" meta:page-count="1" meta:paragraph-count="4" meta:word-count="17" meta:character-count="96"/>
  </office:meta>
</office:document-meta>
</file>